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4b64f" officeooo:paragraph-rsid="0004b64f"/>
    </style:style>
    <style:style style:name="P2" style:family="paragraph" style:parent-style-name="Text_20_body">
      <style:paragraph-properties fo:text-align="justify" style:justify-single-word="false"/>
      <style:text-properties officeooo:rsid="0004b64f" officeooo:paragraph-rsid="0004b64f"/>
    </style:style>
    <style:style style:name="P3" style:family="paragraph" style:parent-style-name="Text_20_body">
      <style:text-properties officeooo:rsid="000611ba" officeooo:paragraph-rsid="000611ba"/>
    </style:style>
    <style:style style:name="P4" style:family="paragraph" style:parent-style-name="Text_20_body">
      <style:paragraph-properties fo:text-align="justify" style:justify-single-word="false"/>
      <style:text-properties officeooo:rsid="000611ba" officeooo:paragraph-rsid="000611ba"/>
    </style:style>
    <style:style style:name="P5" style:family="paragraph" style:parent-style-name="Text_20_body">
      <style:paragraph-properties fo:text-align="justify" style:justify-single-word="false"/>
      <style:text-properties officeooo:rsid="00079b38" officeooo:paragraph-rsid="00079b38"/>
    </style:style>
    <style:style style:name="P6" style:family="paragraph" style:parent-style-name="Text_20_body">
      <style:text-properties officeooo:rsid="000a884e" officeooo:paragraph-rsid="000a884e"/>
    </style:style>
    <style:style style:name="P7" style:family="paragraph" style:parent-style-name="Text_20_body">
      <style:text-properties officeooo:rsid="000a884e" officeooo:paragraph-rsid="000c58a8"/>
    </style:style>
    <style:style style:name="P8" style:family="paragraph" style:parent-style-name="Text_20_body">
      <style:paragraph-properties fo:text-align="justify" style:justify-single-word="false"/>
      <style:text-properties officeooo:rsid="000a884e" officeooo:paragraph-rsid="000a884e"/>
    </style:style>
    <style:style style:name="P9" style:family="paragraph" style:parent-style-name="Text_20_body">
      <style:text-properties officeooo:rsid="000c58a8" officeooo:paragraph-rsid="000c58a8"/>
    </style:style>
    <style:style style:name="P10" style:family="paragraph" style:parent-style-name="Text_20_body">
      <style:paragraph-properties fo:text-align="justify" style:justify-single-word="false"/>
      <style:text-properties officeooo:rsid="000c58a8" officeooo:paragraph-rsid="000c58a8"/>
    </style:style>
    <style:style style:name="P11" style:family="paragraph" style:parent-style-name="Text_20_body">
      <style:paragraph-properties fo:text-align="justify" style:justify-single-word="false"/>
      <style:text-properties officeooo:rsid="00107e16" officeooo:paragraph-rsid="00107e16"/>
    </style:style>
    <style:style style:name="P12" style:family="paragraph" style:parent-style-name="Text_20_body">
      <style:text-properties officeooo:rsid="001097fa" officeooo:paragraph-rsid="001097fa"/>
    </style:style>
    <style:style style:name="P13" style:family="paragraph" style:parent-style-name="Standard">
      <style:paragraph-properties fo:text-align="justify" style:justify-single-word="false"/>
      <style:text-properties officeooo:rsid="000300b4" officeooo:paragraph-rsid="000300b4"/>
    </style:style>
    <style:style style:name="P14" style:family="paragraph" style:parent-style-name="Standard">
      <style:paragraph-properties fo:text-align="justify" style:justify-single-word="false"/>
      <style:text-properties officeooo:rsid="00107e16" officeooo:paragraph-rsid="00107e16"/>
    </style:style>
    <style:style style:name="P15" style:family="paragraph" style:parent-style-name="Preformatted_20_Text">
      <style:text-properties fo:color="#000000" style:font-name="Courier New" officeooo:rsid="000611ba" officeooo:paragraph-rsid="000611ba"/>
    </style:style>
    <style:style style:name="P16" style:family="paragraph" style:parent-style-name="Preformatted_20_Text">
      <style:text-properties fo:color="#000000" style:font-name="Courier New" officeooo:rsid="000a884e" officeooo:paragraph-rsid="000a884e"/>
    </style:style>
    <style:style style:name="P17" style:family="paragraph" style:parent-style-name="Preformatted_20_Text">
      <style:text-properties fo:color="#000000" style:font-name="Courier New" officeooo:rsid="000a884e" officeooo:paragraph-rsid="000c58a8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"/>
    </style:style>
    <style:style style:name="P2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21" style:family="paragraph" style:parent-style-name="Heading_20_1">
      <style:paragraph-properties fo:text-align="center" style:justify-single-word="false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107e16" officeooo:paragraph-rsid="00107e16" style:font-weight-asian="bold" style:font-weight-complex="bold"/>
    </style:style>
    <style:style style:name="P23" style:family="paragraph" style:parent-style-name="Heading_20_2">
      <style:paragraph-properties fo:text-align="center" style:justify-single-word="false"/>
    </style:style>
    <style:style style:name="P24" style:family="paragraph" style:parent-style-name="Text_20_body">
      <style:paragraph-properties fo:text-align="justify" style:justify-single-word="false"/>
      <style:text-properties officeooo:rsid="000c58a8" officeooo:paragraph-rsid="000c58a8"/>
    </style:style>
    <style:style style:name="P25" style:family="paragraph" style:parent-style-name="Text_20_body">
      <style:paragraph-properties fo:text-align="center" style:justify-single-word="false"/>
      <style:text-properties officeooo:rsid="00136955" officeooo:paragraph-rsid="00136955"/>
    </style:style>
    <style:style style:name="T1" style:family="text">
      <style:text-properties officeooo:rsid="00030fb2"/>
    </style:style>
    <style:style style:name="T2" style:family="text">
      <style:text-properties officeooo:rsid="0004b64f"/>
    </style:style>
    <style:style style:name="T3" style:family="text">
      <style:text-properties fo:color="#008000" style:font-name="Courier New" fo:font-weight="bold"/>
    </style:style>
    <style:style style:name="T4" style:family="text">
      <style:text-properties fo:color="#008000" fo:font-weight="bold"/>
    </style:style>
    <style:style style:name="T5" style:family="text">
      <style:text-properties officeooo:rsid="000611ba"/>
    </style:style>
    <style:style style:name="T6" style:family="text">
      <style:text-properties fo:font-style="italic"/>
    </style:style>
    <style:style style:name="T7" style:family="text">
      <style:text-properties fo:color="#660e7a" fo:font-style="italic" fo:font-weight="bold"/>
    </style:style>
    <style:style style:name="T8" style:family="text">
      <style:text-properties fo:color="#660e7a" style:font-name="Courier New" fo:font-style="italic" fo:font-weight="bold"/>
    </style:style>
    <style:style style:name="T9" style:family="text">
      <style:text-properties fo:color="#660e7a" style:font-name="Courier New" fo:font-weight="bold"/>
    </style:style>
    <style:style style:name="T10" style:family="text">
      <style:text-properties fo:color="#7a7a43"/>
    </style:style>
    <style:style style:name="T11" style:family="text">
      <style:text-properties fo:color="#7a7a43" style:font-name="Courier New"/>
    </style:style>
    <style:style style:name="T12" style:family="text">
      <style:text-properties fo:color="#458383" style:font-name="Courier New"/>
    </style:style>
    <style:style style:name="T13" style:family="text">
      <style:text-properties fo:color="#000080" fo:font-weight="bold"/>
    </style:style>
    <style:style style:name="T14" style:family="text">
      <style:text-properties fo:color="#000080" style:font-name="Courier New" fo:font-weight="bold"/>
    </style:style>
    <style:style style:name="T15" style:family="text">
      <style:text-properties style:font-name="Courier New"/>
    </style:style>
    <style:style style:name="T16" style:family="text">
      <style:text-properties style:font-name="Courier New" fo:font-style="italic"/>
    </style:style>
    <style:style style:name="T17" style:family="text">
      <style:text-properties style:font-name="Courier New" officeooo:rsid="000a884e"/>
    </style:style>
    <style:style style:name="T18" style:family="text">
      <style:text-properties fo:color="#808080"/>
    </style:style>
    <style:style style:name="T19" style:family="text">
      <style:text-properties fo:color="#808080" style:font-name="Courier New" fo:font-style="italic"/>
    </style:style>
    <style:style style:name="T20" style:family="text">
      <style:text-properties fo:color="#0000ff" style:font-name="Courier New"/>
    </style:style>
    <style:style style:name="T21" style:family="text">
      <style:text-properties officeooo:rsid="00090a75"/>
    </style:style>
    <style:style style:name="T22" style:family="text">
      <style:text-properties officeooo:rsid="0009dbdc"/>
    </style:style>
    <style:style style:name="T23" style:family="text">
      <style:text-properties officeooo:rsid="000c58a8"/>
    </style:style>
    <style:style style:name="T24" style:family="text">
      <style:text-properties officeooo:rsid="000df040"/>
    </style:style>
    <style:style style:name="T25" style:family="text">
      <style:text-properties officeooo:rsid="00107e16"/>
    </style:style>
    <style:style style:name="T26" style:family="text">
      <style:text-properties officeooo:rsid="00136955"/>
    </style:style>
    <style:style style:name="T2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Tapi Messenger</text:h>
      <text:h text:style-name="P23" text:outline-level="2">Dokumentacj<text:span text:style-name="T26">a</text:span></text:h>
      <text:p text:style-name="P25">Autor: Artur Margielewski</text:p>
      <text:h text:style-name="Heading_20_1" text:outline-level="1">Wstęp</text:h>
      <text:p text:style-name="P13">Moduł Tapi Messenger pozwala na komunikację pomiędzy przeglądarką internetową a modułem <text:span text:style-name="T27">Tapi Server</text:span>, czyli programem obsługującym <text:span text:style-name="T2">centralkę</text:span> telefoniczną.</text:p>
      <text:p text:style-name="P13">Tapi Messenger do komunikacji z przeglądarką wykorzystuje WebSockety i bibliotekę SockJS <text:span text:style-name="T2">i STOMP, czyli protokół oparty na wiadomościach tekstowych</text:span>. <text:span text:style-name="T1">Do komunikacji z programem Tapi Server wykorzystano komunikację przez gniazda (sockety). Program wykorzystuje w swoim działaniu szkielet aplikacyjny Java Spring oraz posiada wbudowane serwer Tomcat.</text:span></text:p>
      <text:p text:style-name="P13"/>
      <text:p text:style-name="P14">Użyte technologie:</text:p>
      <text:p text:style-name="P22">Java Spring</text:p>
      <text:p text:style-name="P22">SockJS</text:p>
      <text:p text:style-name="P22">STOMP</text:p>
      <text:h text:style-name="Heading_20_1" text:outline-level="1">Użytkowanie</text:h>
      <text:p text:style-name="P1">Aby skorzystać z modułu należy uruchomić aplikację <text:span text:style-name="T26">w postacie pojedynczego pliku z rozszerzeniem .jar</text:span>.</text:p>
      <text:p text:style-name="P2">Moduł TapiMessenger <text:span text:style-name="T26">wykona </text:span>próbę nawiązania połączenia z TapiServer, który powinien być uruchomiony na tej samej maszynie. Komunikacja <text:span text:style-name="T26">między moduami</text:span> będzie odbywała się na porcie numer 44444. Jeżeli próba <text:span text:style-name="T26">połączenia</text:span> zakończy się niepowodzeniem po 3 sekundach próba zostanie powtórzona.</text:p>
      <text:p text:style-name="P1">WebSockety, <text:span text:style-name="T26">czyli przeglądarki internetowe lub inne programy, które z nich korzystają,</text:span> mogą połączyć się z serwerem TapiMessenger pod adresami:</text:p>
      <text:p text:style-name="P3">172.16.35.51:8081/tapi-messenger</text:p>
      <text:p text:style-name="P3">Następnie wiadomości do klienta wysyłane są pod adresami:</text:p>
      <text:p text:style-name="P3">/user/queue/incoming-call-user{{SimpSessionId}}</text:p>
      <text:p text:style-name="P4">SimpSessionId to id negocjowane w momencie połączenia z serwerem. Można je odczytać przez manipulację adresem.</text:p>
      <text:p text:style-name="P3">/topic/is-listen-init'</text:p>
      <text:p text:style-name="P3">Przykładowa funkcja nawiązująca połączenie:</text:p>
      <text:p text:style-name="P15"><text:span text:style-name="T13">function </text:span><text:span text:style-name="T6">connect</text:span>() {</text:p>
      <text:p text:style-name="P18"><text:s text:c="4"/><text:span text:style-name="T14">var </text:span><text:span text:style-name="T12">socket </text:span><text:span text:style-name="T15">= </text:span><text:span text:style-name="T14">new </text:span><text:span text:style-name="T9">SockJS</text:span><text:span text:style-name="T15">(</text:span><text:span text:style-name="T3">'172.16.35.51:8081/tapi-messenger'</text:span><text:span text:style-name="T15">); </text:span><text:span text:style-name="T19">//172.16.35.51:8081</text:span></text:p>
      <text:p text:style-name="P18"><text:span text:style-name="T18"><text:s text:c="4"/></text:span><text:span text:style-name="T8">stompClient </text:span><text:span text:style-name="T15">= </text:span><text:span text:style-name="T9">Stomp</text:span><text:span text:style-name="T15">.</text:span><text:span text:style-name="T11">over</text:span><text:span text:style-name="T15">(</text:span><text:span text:style-name="T12">socket</text:span><text:span text:style-name="T15">);</text:span></text:p>
      <text:p text:style-name="P18"><text:s text:c="4"/><text:span text:style-name="T8">stompClient</text:span><text:span text:style-name="T15">.</text:span><text:span text:style-name="T11">connect</text:span><text:span text:style-name="T15">(</text:span><text:span text:style-name="T3">'mylogin'</text:span><text:span text:style-name="T15">, </text:span><text:span text:style-name="T3">'mypasswd'</text:span><text:span text:style-name="T15">, </text:span><text:span text:style-name="T14">function </text:span><text:span text:style-name="T15">(frame) {</text:span></text:p>
      <text:p text:style-name="P18"><text:s text:c="8"/><text:span text:style-name="T14">var </text:span><text:span text:style-name="T12">apexSession </text:span><text:span text:style-name="T15">= $v(</text:span><text:span text:style-name="T3">"pInstance"</text:span><text:span text:style-name="T15">);</text:span></text:p>
      <text:p text:style-name="P18"><text:s text:c="8"/><text:span text:style-name="T14">var </text:span><text:span text:style-name="T12">url </text:span><text:span text:style-name="T15">= </text:span><text:span text:style-name="T8">stompClient</text:span><text:span text:style-name="T15">.</text:span><text:span text:style-name="T9">ws</text:span><text:span text:style-name="T15">.</text:span><text:span text:style-name="T9">_transport</text:span><text:span text:style-name="T15">.url;</text:span></text:p>
      <text:p text:style-name="P18"><text:soft-page-break/><text:s text:c="8"/><text:span text:style-name="T12">url </text:span><text:span text:style-name="T15">= </text:span><text:span text:style-name="T12">url</text:span><text:span text:style-name="T15">.</text:span><text:span text:style-name="T11">replace</text:span><text:span text:style-name="T15">(</text:span><text:span text:style-name="T3">"http"</text:span><text:span text:style-name="T15">,</text:span><text:span text:style-name="T3">""</text:span><text:span text:style-name="T15">).</text:span><text:span text:style-name="T11">replace</text:span><text:span text:style-name="T15">(</text:span><text:span text:style-name="T3">"ws"</text:span><text:span text:style-name="T15">,</text:span><text:span text:style-name="T3">""</text:span><text:span text:style-name="T15">);</text:span></text:p>
      <text:p text:style-name="P18"><text:s text:c="8"/><text:span text:style-name="T12">url </text:span><text:span text:style-name="T15">= </text:span><text:span text:style-name="T12">url</text:span><text:span text:style-name="T15">.</text:span><text:span text:style-name="T11">replace</text:span><text:span text:style-name="T15">(</text:span></text:p>
      <text:p text:style-name="P18"><text:s text:c="12"/><text:span text:style-name="T3">"://172.16.35.51:8081/tapi-messenger/"</text:span><text:span text:style-name="T15">, <text:s/></text:span><text:span text:style-name="T3">""</text:span><text:span text:style-name="T15">); </text:span><text:span text:style-name="T19">//172.16.35.51:8081</text:span></text:p>
      <text:p text:style-name="P18"><text:span text:style-name="T18"><text:s text:c="8"/></text:span><text:span text:style-name="T12">url </text:span><text:span text:style-name="T15">= </text:span><text:span text:style-name="T12">url</text:span><text:span text:style-name="T15">.</text:span><text:span text:style-name="T11">replace</text:span><text:span text:style-name="T15">(</text:span><text:span text:style-name="T3">"/websocket"</text:span><text:span text:style-name="T15">, </text:span><text:span text:style-name="T3">""</text:span><text:span text:style-name="T15">);</text:span></text:p>
      <text:p text:style-name="P18"><text:s text:c="8"/><text:span text:style-name="T12">url </text:span><text:span text:style-name="T15">= </text:span><text:span text:style-name="T12">url</text:span><text:span text:style-name="T15">.</text:span><text:span text:style-name="T11">replace</text:span><text:span text:style-name="T15">(</text:span><text:span text:style-name="T20">/^[0-9]+\//</text:span><text:span text:style-name="T15">, </text:span><text:span text:style-name="T3">""</text:span><text:span text:style-name="T15">);</text:span></text:p>
      <text:p text:style-name="P18"><text:s text:c="8"/><text:span text:style-name="T8">console</text:span><text:span text:style-name="T15">.</text:span><text:span text:style-name="T11">log</text:span><text:span text:style-name="T15">(</text:span><text:span text:style-name="T3">"Your current session is: " </text:span><text:span text:style-name="T15">+ </text:span><text:span text:style-name="T12">url</text:span><text:span text:style-name="T15">);</text:span></text:p>
      <text:p text:style-name="P18"><text:s text:c="8"/><text:span text:style-name="T16">setConnected</text:span><text:span text:style-name="T15">(</text:span><text:span text:style-name="T14">true</text:span><text:span text:style-name="T15">);</text:span></text:p>
      <text:p text:style-name="P18"><text:s text:c="8"/><text:span text:style-name="T8">console</text:span><text:span text:style-name="T15">.</text:span><text:span text:style-name="T11">log</text:span><text:span text:style-name="T15">(</text:span><text:span text:style-name="T3">'Connected: ' </text:span><text:span text:style-name="T15">+ frame);</text:span></text:p>
      <text:p text:style-name="P18"><text:s text:c="8"/><text:span text:style-name="T8">stompClient</text:span><text:span text:style-name="T15">.</text:span><text:span text:style-name="T11">subscribe</text:span><text:span text:style-name="T15">(</text:span><text:span text:style-name="T3">'/user/queue/incoming-call-user' </text:span><text:span text:style-name="T15">+ </text:span><text:span text:style-name="T12">url</text:span><text:span text:style-name="T15">, </text:span><text:span text:style-name="T14">function </text:span><text:span text:style-name="T15">(caller) {</text:span></text:p>
      <text:p text:style-name="P18"><text:s text:c="12"/><text:span text:style-name="T16">setCallerBadge</text:span><text:span text:style-name="T15">(</text:span><text:span text:style-name="T8">JSON</text:span><text:span text:style-name="T15">.</text:span><text:span text:style-name="T11">parse</text:span><text:span text:style-name="T15">(caller.body));</text:span></text:p>
      <text:p text:style-name="P18"><text:s text:c="8"/><text:span text:style-name="T15">});</text:span></text:p>
      <text:p text:style-name="P18"><text:s text:c="8"/><text:span text:style-name="T8">stompClient</text:span><text:span text:style-name="T15">.</text:span><text:span text:style-name="T11">subscribe</text:span><text:span text:style-name="T15">(</text:span><text:span text:style-name="T3">'/topic/is-listen-init'</text:span><text:span text:style-name="T15">, </text:span><text:span text:style-name="T14">function </text:span><text:span text:style-name="T15">(resp) { </text:span><text:span text:style-name="T8">console</text:span><text:span text:style-name="T15">.</text:span><text:span text:style-name="T11">log</text:span><text:span text:style-name="T15">(resp); });</text:span></text:p>
      <text:p text:style-name="P18"><text:s text:c="8"/><text:span text:style-name="T8">stompClient</text:span><text:span text:style-name="T15">.</text:span><text:span text:style-name="T11">subscribe</text:span><text:span text:style-name="T15">(</text:span><text:span text:style-name="T3">'/user/queue/incoming-call-user' </text:span><text:span text:style-name="T15">+ </text:span><text:span text:style-name="T12">apexSession</text:span><text:span text:style-name="T15">, </text:span><text:span text:style-name="T14">function </text:span><text:span text:style-name="T15">(caller) {</text:span></text:p>
      <text:p text:style-name="P18"><text:s text:c="12"/><text:span text:style-name="T16">setCallerBadge</text:span><text:span text:style-name="T15">(</text:span><text:span text:style-name="T8">JSON</text:span><text:span text:style-name="T15">.</text:span><text:span text:style-name="T11">parse</text:span><text:span text:style-name="T15">(caller.body));</text:span></text:p>
      <text:p text:style-name="P18"><text:s text:c="8"/><text:span text:style-name="T15">});</text:span></text:p>
      <text:p text:style-name="P18"><text:s text:c="8"/><text:span text:style-name="T16">introduce</text:span><text:span text:style-name="T15">(</text:span><text:span text:style-name="T12">apexSession</text:span><text:span text:style-name="T15">);</text:span></text:p>
      <text:p text:style-name="P18"><text:s text:c="4"/><text:span text:style-name="T15">}, </text:span><text:span text:style-name="T14">function </text:span><text:span text:style-name="T15">(frame) {</text:span></text:p>
      <text:p text:style-name="P18"><text:s text:c="3"/><text:span text:style-name="T8">console</text:span><text:span text:style-name="T15">.</text:span><text:span text:style-name="T11">log</text:span><text:span text:style-name="T15">(</text:span><text:span text:style-name="T3">'Error occured'</text:span><text:span text:style-name="T15">);</text:span></text:p>
      <text:p text:style-name="P18"><text:s text:c="3"/><text:span text:style-name="T16">reportError</text:span><text:span text:style-name="T15">();});</text:span></text:p>
      <text:p text:style-name="P19">}</text:p>
      <text:h text:style-name="Heading_20_3" text:outline-level="3">Nawiązanie połączenia</text:h>
      <text:p text:style-name="Text_20_body">/<text:span text:style-name="T25">tapi/listen</text:span></text:p>
      <text:p text:style-name="P5">Po stronie przeglądarki wywoływana jest funkcja connect(). Przeglądarka subskrybuje na ramki przychodzące pod danymi adresami i ustala funkcje callback dla każdego adresu. <text:span text:style-name="T21">Przed nasłuchiwania na numer telefonu użytkownika konieczne</text:span> jest podanie aplikacyjnego numeru sesji na podstawie którego zostanie ustalony numer telefonu na którym rozpocząć nasłuchiwanie. Jest on podawany jako nagłówek opisany kluczem ‘apex_session’. <text:span text:style-name="T21">Wiadomość z takim nagłówkiem i dowolną treścią wysyłana jest na adres ‘tapi/listen’.</text:span></text:p>
      <text:p text:style-name="P5">TapiMessenger <text:span text:style-name="T22">nie wykonuje żadnych akcji w momencie połączenia się klienta. Podejmuje akcje w momencie gdy klient przedstawia się aplikacyjnym numerem sesji, czyli numerem sesji z Apex’a. (Numer sesji można uzyskać wywyołując w przeglądarce funkcję $v(„pInstance”)). Wtedy TapiMessenger sięga do bazy danych, w której przechowywane są numery aplikacyjne numery sesji, sprawdza nazwę użytkownika i powiązany z nim numer telefonu. Jeżeli rekord został odnaleziony TM dodaje wpis do mapy łączącej numery telefonu z numerami sesji. Jeżeli dodana sesja jest jedyną sesją związaną z tym numerem telefonu TM wysyła informację do TS, aby ten rozpoczął nasłuchiwanie.</text:span></text:p>
      <text:h text:style-name="Heading_20_3" text:outline-level="3">Połączenia przychodzące</text:h>
      <text:p text:style-name="P8">/<text:span text:style-name="T25">user/queue/incoming-call-user{{sessionId}</text:span></text:p>
      <text:p text:style-name="P8">W momencie gdy TapiMessenger odbierze od TapiServer wiadomość o połączeniu przychodzącym <text:span text:style-name="T5">wysyła tę informację do wszystkich niezamkniętych WebSocketów związanych z tym numerem telefonu. </text:span>To, które sesje (WebSockety) związane są z danym numerem telefonu zapisane jest w mapi asocjacyjnej, która jest modyfikowana podczas nawiązywania nowych połączeń przeglądarka-TapiMessenger lub rozłączania połączeń przeglądarka-TapiMessenger.</text:p>
      <text:p text:style-name="P6"><text:soft-page-break/>Informacja o połączeniu przychodzącym wysyłana jest na adres:</text:p>
      <text:p text:style-name="P6">/user/queue/incoming-call-user + id sesji (SimpSessionId).</text:p>
      <text:p text:style-name="P6">Połączenie przychodzące reprezentowane jest przez klasę Caller.</text:p>
      <text:p text:style-name="P16"><text:span text:style-name="T13">public class </text:span>Caller {</text:p>
      <text:p text:style-name="P18"><text:s text:c="4"/><text:span text:style-name="T14">private </text:span><text:span text:style-name="T15">String </text:span><text:span text:style-name="T9">name</text:span><text:span text:style-name="T15">;</text:span></text:p>
      <text:p text:style-name="P20"><text:s text:c="4"/><text:span text:style-name="T14">private </text:span><text:span text:style-name="T15">String </text:span><text:span text:style-name="T9">phone</text:span><text:span text:style-name="T15">; … </text:span><text:span text:style-name="T17">}</text:span></text:p>
      <text:p text:style-name="P8">Pole name ma wartość UNKNOWN, ponieważ odczyt danych z bazy został przeniesiony do aplikacji OracleApex.</text:p>
      <text:h text:style-name="Heading_20_3" text:outline-level="3">Połączenia wchodzące</text:h>
      <text:p text:style-name="P11">/tapi/call</text:p>
      <text:p text:style-name="P8">W momencie gdy użytkownik chce rozpocząć nowe połączenie powinien wysłać wiadomość na adres:</text:p>
      <text:p text:style-name="P7">/<text:span text:style-name="T23">tapi/call</text:span></text:p>
      <text:p text:style-name="P10">i przesłać obiekt zawierający pole ‘toNumer’ ze stringiem opisującym numer do którego chce zadzwonić.</text:p>
      <text:p text:style-name="P17"><text:span text:style-name="T7">stompClient</text:span>.<text:span text:style-name="T10">send</text:span>(<text:span text:style-name="T4">"/tapi/call"</text:span>, <text:span text:style-name="T7">JSON</text:span>.<text:span text:style-name="T10">stringify</text:span>({<text:span text:style-name="T4">'toNumber'</text:span>: number}))</text:p>
      <text:p text:style-name="P9"/>
      <text:p text:style-name="P10">Serwer w tym momencie pobierze z mapy numer telefonu skojarzony z tym numerem sesji <text:span text:style-name="T24">WebSocketu wysyłającego wiadomość (numer sesji pobrany jest z nagłówka)</text:span> i wyślę do TapiServer wiadomość z prośbą o nawiązanie nowego połączenia. <text:span text:style-name="T24">Dokona też weryfikacji czy z tym numerem sesji związany jest jakiś numer telefonu.</text:span></text:p>
      <text:h text:style-name="Heading_20_3" text:outline-level="3">Zamykanie połączenia</text:h>
      <text:p text:style-name="P11">W momencie gdy połączenie zostanie zamknięte lub zerwane serwer usuwa z mapy asocjacyjnej wpis na temat danego numeru sesji. G<text:span text:style-name="T5">dy ostatni WebSocket związany z danym numerem zostanie zamknięty TapiMessenger wysyła do TapiServer wiadomość proszącą o zaprzestanie nasłuchiwania.</text:span></text:p>
      <text:h text:style-name="Heading_20_3" text:outline-level="3">Komunikacja TapiMessenger TapiServer</text:h>
      <text:p text:style-name="P12">Moduły te porozumiewają się przez tradycyjny socket na porcie 44444. Korzystają z protokołu opartego o string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8:36:04.387000000</meta:creation-date>
    <dc:date>2019-04-25T14:18:30.947000000</dc:date>
    <meta:editing-duration>PT1H29M12S</meta:editing-duration>
    <meta:editing-cycles>10</meta:editing-cycles>
    <meta:generator>LibreOffice/5.2.3.3$Windows_x86 LibreOffice_project/d54a8868f08a7b39642414cf2c8ef2f228f780cf</meta:generator>
    <meta:document-statistic meta:table-count="0" meta:image-count="0" meta:object-count="0" meta:page-count="3" meta:paragraph-count="71" meta:word-count="662" meta:character-count="5734" meta:non-whitespace-character-count="4956"/>
  </office:meta>
</office:document-meta>
</file>